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ccffff"/>
    </style:style>
    <style:style style:name="ce12" style:family="table-cell" style:parent-style-name="Default">
      <style:table-cell-properties fo:background-color="#b2b2b2"/>
    </style:style>
    <style:style style:name="T1" style:family="text">
      <style:text-properties style:text-position="supe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uture m/s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st March : Apply for job : https://www.reading.ac.uk/15/about/jobs/about-job-details.aspx?vacancy_id=8339729qax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Download Model data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2nd March: http://www.jobs.ac.uk/job/AMX252/research-associate-climate-modelling/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24th Feb Job: https://www.recruit.ox.ac.uk/pls/hrisliverecruit/erq_jobspec_version_4.display_form?p_company=10&amp;p_internal_external=E&amp;p_display_in_irish=N&amp;p_process_type=&amp;p_applicant_no=&amp;p_form_profile_detail=&amp;p_display_apply_ind=Y&amp;p_refresh_search=Y&amp;p_recruitment_id=121926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4<text:span text:style-name="T1">th</text:span> Marhc: <text:a xlink:href="http://www.jobs.ac.uk/job/AMT420/teaching-fellow-in-environmental-gis/" xlink:type="simple">http://www.jobs.ac.uk/job/AMT420/teaching-fellow-in-environmental-gis/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Finishing jobb spec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4th march: <text:span text:style-name="T2"><text:a xlink:href="https://www.reading.ac.uk/15/about/jobs/about-job-details.aspx?vacancy_id=8339729qax" xlink:type="simple">https://www.reading.ac.uk/15/about/jobs/about-job-details.aspx?vacancy_id=8339729qax</text:a></text:span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Tidy cover letter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th Feb: Job:http://admin.exeter.ac.uk/personnel/jobs/R51728.pdf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Tidy job spec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8<text:span text:style-name="T1">th</text:span> March: <text:a xlink:href="https://www.reading.ac.uk/15/about/jobs/about-job-details.aspx?vacancy_id=4419499v21" xlink:type="simple">https://www.reading.ac.uk/15/about/jobs/about-job-details.aspx?vacancy_id=4419499v21</text:a>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<text:s text:c="4"/>rearrange cv</text:p>
          </table:table-cell>
          <table:covered-table-cell table:number-columns-repeated="6" table:style-name="ce4"/>
          <table:table-cell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Add Bristol teaching to CV</text:p>
          </table:table-cell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Email MEL</text:p>
          </table:table-cell>
          <table:covered-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0" table:number-columns-spanned="7" table:number-rows-spanned="1"/>
          <table:covered-table-cell table:number-columns-repeated="6" table:style-name="ce10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1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1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R plotting toutirials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Make cv maker into package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office:value-type="string" calcext:value-type="string">
            <text:p>Make scholar grab into package</text:p>
          </table:table-cell>
          <table:table-cell table:style-name="ce11" table:number-columns-repeated="6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1"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2-22T09:13:53.800950753</dc:date>
    <dc:creator>Douglas Kelley</dc:creator>
    <meta:editing-duration>P7DT6H6M32S</meta:editing-duration>
    <meta:editing-cycles>20</meta:editing-cycles>
    <meta:generator>LibreOffice/4.4.6.3$Linux_X86_64 LibreOffice_project/40m0$Build-3</meta:generator>
    <meta:document-statistic meta:table-count="2" meta:cell-count="35" meta:object-count="0"/>
  </office:meta>
</office:document-meta>
</file>